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26cm" fo:min-width="2.46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37cm" fo:min-width="2.46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2.46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60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91cm" svg:height="2.794cm" svg:x="2.685cm" svg:y="12.308cm">
          <text:p text:style-name="P1">Armed</text:p>
          <text:p text:style-name="P1">-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191cm" svg:height="2.667cm" svg:x="12.972cm" svg:y="11.927cm">
          <text:p text:style-name="P1">Engaged</text:p>
          <text:p text:style-name="P1">-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191cm" svg:height="3.048cm" svg:x="3.066cm" svg:y="17.515cm">
          <text:p text:style-name="P1">Standby</text:p>
          <text:p text:style-name="P1">- (Nothing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8.934cm" svg:y1="17.947cm" svg:x2="14.496cm" svg:y2="21.389cm" draw:end-shape="id1" draw:end-glue-point="10" svg:d="M18934 17947c-2952 0-733 3442-4438 3442" svg:viewBox="0 0 4439 3443">
          <text:p text:style-name="P1">Initialize</text:p>
        </draw:connector>
        <draw:connector draw:style-name="gr4" draw:text-style-name="P3" draw:layer="layout" draw:type="curve" draw:line-skew="0.161cm" svg:x1="3.679cm" svg:y1="17.961cm" svg:x2="3.298cm" svg:y2="14.693cm" draw:start-shape="id2" draw:start-glue-point="5" draw:end-shape="id3" draw:end-glue-point="7" svg:d="M3679 17961c0-2236-381-603-381-3268" svg:viewBox="0 0 382 3269">
          <text:p text:style-name="P1">Arm</text:p>
        </draw:connector>
        <draw:connector draw:style-name="gr4" draw:text-style-name="P3" draw:layer="layout" draw:type="curve" svg:x1="6.263cm" svg:y1="14.693cm" svg:x2="6.644cm" svg:y2="17.961cm" draw:start-shape="id3" draw:start-glue-point="9" draw:end-shape="id2" draw:end-glue-point="11" svg:d="M6263 14693c0 2424 381 790 381 3268" svg:viewBox="0 0 382 3269">
          <text:p text:style-name="P1">Safe</text:p>
        </draw:connector>
        <draw:connector draw:style-name="gr4" draw:text-style-name="P3" draw:layer="layout" draw:type="curve" svg:x1="15.068cm" svg:y1="14.594cm" svg:x2="7.257cm" svg:y2="19.039cm" draw:start-shape="id4" draw:start-glue-point="8" draw:end-shape="id2" draw:end-glue-point="10" svg:d="M15068 14594c0 2964-2603 4445-7811 4445" svg:viewBox="0 0 7812 4446">
          <text:p text:style-name="P1">Safe</text:p>
        </draw:connector>
        <draw:connector draw:style-name="gr4" draw:text-style-name="P3" draw:layer="layout" draw:type="curve" svg:x1="6.263cm" svg:y1="12.717cm" svg:x2="13.585cm" svg:y2="12.317cm" draw:start-shape="id3" draw:start-glue-point="11" draw:end-shape="id4" draw:end-glue-point="5" svg:d="M6263 12717c0-1938 7322-1738 7322-400" svg:viewBox="0 0 7323 1431">
          <text:p text:style-name="P1">Engage</text:p>
        </draw:connector>
        <draw:frame draw:style-name="gr5" draw:text-style-name="P4" draw:layer="layout" svg:width="11.39cm" svg:height="3.806cm" svg:x="1.762cm" svg:y="22.848cm">
          <draw:text-box>
            <text:p>Control Methods Descriptions :</text:p>
            <text:p><text:tab/>Setup – Allocate Memory</text:p>
            <text:p><text:tab/>Hold – Init + Control</text:p>
            <text:p><text:tab/>Init – Initialize State Values</text:p>
            <text:p><text:tab/>Control – Compute Control Output</text:p>
          </draw:text-box>
        </draw:frame>
        <draw:frame draw:style-name="gr6" draw:text-style-name="P4" draw:layer="layout" svg:width="18.684cm" svg:height="8.857cm" svg:x="0.746cm" svg:y="1.033cm">
          <draw:text-box>
            <text:p><text:span text:style-name="T1">Supervisor Startup</text:span></text:p>
            <text:p><text:span text:style-name="T1"><text:tab/></text:span><text:span text:style-name="T1">Baseline – Initialize</text:span></text:p>
            <text:p><text:span text:style-name="T1"><text:tab/></text:span><text:span text:style-name="T1">Research1 – Initialize</text:span></text:p>
            <text:p><text:span text:style-name="T1"><text:tab/></text:span><text:span text:style-name="T1">Research2 – Initialize</text:span></text:p>
            <text:p><text:span text:style-name="T1"/></text:p>
            <text:p><text:span text:style-name="T1">Supervisor Switch to Baseline</text:span></text:p>
            <text:p><text:span text:style-name="T1"><text:tab/></text:span><text:span text:style-name="T1">Baseline – Arm</text:span></text:p>
            <text:p><text:span text:style-name="T1"><text:tab/></text:span><text:span text:style-name="T1">Baseline – Engage</text:span></text:p>
            <text:p><text:span text:style-name="T1"/></text:p>
            <text:p><text:span text:style-name="T1">Supervisor Switch to Research1</text:span></text:p>
            <text:p><text:span text:style-name="T1"><text:tab/></text:span><text:span text:style-name="T1">Research1 – Arm</text:span></text:p>
            <text:p><text:span text:style-name="T1"><text:tab/></text:span><text:span text:style-name="T1">Research1 – Engage, Baseline – Arm</text:span></text:p>
            <text:p><text:span text:style-name="T1"/></text:p>
            <text:p><text:span text:style-name="T1">Supervisor Switch to Baseline (Starting from Research1 Engaged)</text:span></text:p>
            <text:p><text:span text:style-name="T1"><text:tab/></text:span><text:span text:style-name="T1">Baseline – Engage, Research1 - Safe</text:span></text:p>
            <text:p><text:span text:style-name="T1"/></text:p>
            <text:p><text:span text:style-name="T1">* Supervisor always uses the Engaged Controller's Output</text:span></text:p>
            <text:p><text:span text:style-name="T1">* Armed Controller output is logged and TM'd</text:span></text:p>
          </draw:text-box>
        </draw:frame>
        <draw:connector draw:style-name="gr4" draw:text-style-name="P3" draw:layer="layout" draw:type="curve" draw:line-skew="0cm -2.74cm" svg:x1="13.585cm" svg:y1="14.204cm" svg:x2="6.876cm" svg:y2="13.705cm" draw:start-shape="id4" draw:start-glue-point="7" draw:end-shape="id3" draw:end-glue-point="10" svg:d="M13585 14204c0 1336-3201 1114-4763 655s-1484-1154-1946-1154" svg:viewBox="0 0 6710 1511">
          <text:p text:style-name="P1">Arm</text:p>
          <text:p text:style-name="P1">(Baseline Only)</text:p>
        </draw:connector>
        <draw:custom-shape draw:style-name="gr2" draw:text-style-name="P2" xml:id="id1" draw:id="id1" draw:layer="layout" svg:width="4.191cm" svg:height="2.667cm" svg:x="10.305cm" svg:y="20.055cm">
          <text:p text:style-name="P1">Initialize</text:p>
          <text:p text:style-name="P1">- Set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0.305cm" svg:y1="21.389cm" svg:x2="5.162cm" svg:y2="20.563cm" draw:start-shape="id1" draw:start-glue-point="6" draw:end-shape="id2" draw:end-glue-point="8" svg:d="M10305 21389c-3429 0-5143-275-5143-826" svg:viewBox="0 0 5144 827">
          <text:p text:style-name="P1">(Automatic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08:25:19.217000000</meta:creation-date>
    <dc:date>2017-09-19T09:07:51.867000000</dc:date>
    <meta:editing-duration>PT7M41S</meta:editing-duration>
    <meta:editing-cycles>1</meta:editing-cycles>
    <meta:document-statistic meta:object-count="13"/>
    <meta:generator>LibreOffice/4.4.4.3$Windows_x86 LibreOffice_project/2c39ebcf046445232b798108aa8a7e7d89552ea8</meta:generator>
  </office:meta>
</office:document-meta>
</file>